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3.181cm"/>
    </style:style>
    <style:style style:name="co4" style:family="table-column">
      <style:table-column-properties fo:break-before="auto" style:column-width="2.258cm"/>
    </style:style>
    <style:style style:name="co5" style:family="table-column">
      <style:table-column-properties fo:break-before="auto" style:column-width="5.002cm"/>
    </style:style>
    <style:style style:name="co6" style:family="table-column">
      <style:table-column-properties fo:break-before="auto" style:column-width="3.812cm"/>
    </style:style>
    <style:style style:name="co7" style:family="table-column">
      <style:table-column-properties fo:break-before="auto" style:column-width="6.978cm"/>
    </style:style>
    <style:style style:name="co8" style:family="table-column">
      <style:table-column-properties fo:break-before="auto" style:column-width="11.772cm"/>
    </style:style>
    <style:style style:name="co9" style:family="table-column">
      <style:table-column-properties fo:break-before="auto" style:column-width="7.761cm"/>
    </style:style>
    <style:style style:name="co10" style:family="table-column">
      <style:table-column-properties fo:break-before="auto" style:column-width="7.216cm"/>
    </style:style>
    <style:style style:name="co11" style:family="table-column">
      <style:table-column-properties fo:break-before="auto" style:column-width="5.378cm"/>
    </style:style>
    <style:style style:name="co12" style:family="table-column">
      <style:table-column-properties fo:break-before="auto" style:column-width="9.19cm"/>
    </style:style>
    <style:style style:name="co13" style:family="table-column">
      <style:table-column-properties fo:break-before="auto" style:column-width="5.719cm"/>
    </style:style>
    <style:style style:name="co14" style:family="table-column">
      <style:table-column-properties fo:break-before="auto" style:column-width="3.981cm"/>
    </style:style>
    <style:style style:name="co15" style:family="table-column">
      <style:table-column-properties fo:break-before="auto" style:column-width="0.919cm"/>
    </style:style>
    <style:style style:name="co16" style:family="table-column">
      <style:table-column-properties fo:break-before="auto" style:column-width="6.59cm"/>
    </style:style>
    <style:style style:name="co17" style:family="table-column">
      <style:table-column-properties fo:break-before="auto" style:column-width="6.059cm"/>
    </style:style>
    <style:style style:name="co18" style:family="table-column">
      <style:table-column-properties fo:break-before="auto" style:column-width="6.502cm"/>
    </style:style>
    <style:style style:name="co19" style:family="table-column">
      <style:table-column-properties fo:break-before="auto" style:column-width="5.683cm"/>
    </style:style>
    <style:style style:name="co20" style:family="table-column">
      <style:table-column-properties fo:break-before="auto" style:column-width="8.952cm"/>
    </style:style>
    <style:style style:name="co21" style:family="table-column">
      <style:table-column-properties fo:break-before="auto" style:column-width="9.054cm"/>
    </style:style>
    <style:style style:name="co22" style:family="table-column">
      <style:table-column-properties fo:break-before="auto" style:column-width="6.876cm"/>
    </style:style>
    <style:style style:name="co23" style:family="table-column">
      <style:table-column-properties fo:break-before="auto" style:column-width="2.348cm"/>
    </style:style>
    <style:style style:name="co24" style:family="table-column">
      <style:table-column-properties fo:break-before="auto" style:column-width="7.147cm"/>
    </style:style>
    <style:style style:name="co25" style:family="table-column">
      <style:table-column-properties fo:break-before="auto" style:column-width="13.887cm"/>
    </style:style>
    <style:style style:name="co26" style:family="table-column">
      <style:table-column-properties fo:break-before="auto" style:column-width="8.578cm"/>
    </style:style>
    <style:style style:name="co27" style:family="table-column">
      <style:table-column-properties fo:break-before="auto" style:column-width="1.293cm"/>
    </style:style>
    <style:style style:name="co28" style:family="table-column">
      <style:table-column-properties fo:break-before="auto" style:column-width="8.033cm"/>
    </style:style>
    <style:style style:name="co29" style:family="table-column">
      <style:table-column-properties fo:break-before="auto" style:column-width="8.102cm"/>
    </style:style>
    <style:style style:name="co30" style:family="table-column">
      <style:table-column-properties fo:break-before="auto" style:column-width="11.437cm"/>
    </style:style>
    <style:style style:name="co31" style:family="table-column">
      <style:table-column-properties fo:break-before="auto" style:column-width="2.314cm"/>
    </style:style>
    <style:style style:name="co32" style:family="table-column">
      <style:table-column-properties fo:break-before="auto" style:column-width="3.676cm"/>
    </style:style>
    <style:style style:name="co33" style:family="table-column">
      <style:table-column-properties fo:break-before="auto" style:column-width="5.309cm"/>
    </style:style>
    <style:style style:name="co34" style:family="table-column">
      <style:table-column-properties fo:break-before="auto" style:column-width="2.722cm"/>
    </style:style>
    <style:style style:name="co35" style:family="table-column">
      <style:table-column-properties fo:break-before="auto" style:column-width="9.871cm"/>
    </style:style>
    <style:style style:name="co36" style:family="table-column">
      <style:table-column-properties fo:break-before="auto" style:column-width="10.926cm"/>
    </style:style>
    <style:style style:name="co37" style:family="table-column">
      <style:table-column-properties fo:break-before="auto" style:column-width="4.016cm"/>
    </style:style>
    <style:style style:name="co38" style:family="table-column">
      <style:table-column-properties fo:break-before="auto" style:column-width="10.211cm"/>
    </style:style>
    <style:style style:name="co39" style:family="table-column">
      <style:table-column-properties fo:break-before="auto" style:column-width="8.442cm"/>
    </style:style>
    <style:style style:name="co40" style:family="table-column">
      <style:table-column-properties fo:break-before="auto" style:column-width="8.188cm"/>
    </style:style>
    <style:style style:name="co41" style:family="table-column">
      <style:table-column-properties fo:break-before="auto" style:column-width="7.885cm"/>
    </style:style>
    <style:style style:name="co42" style:family="table-column">
      <style:table-column-properties fo:break-before="auto" style:column-width="16.237cm"/>
    </style:style>
    <style:style style:name="co43" style:family="table-column">
      <style:table-column-properties fo:break-before="auto" style:column-width="4.501cm"/>
    </style:style>
    <style:style style:name="co44" style:family="table-column">
      <style:table-column-properties fo:break-before="auto" style:column-width="6.851cm"/>
    </style:style>
    <style:style style:name="co45" style:family="table-column">
      <style:table-column-properties fo:break-before="auto" style:column-width="1.565cm"/>
    </style:style>
    <style:style style:name="co46" style:family="table-column">
      <style:table-column-properties fo:break-before="auto" style:column-width="5.14cm"/>
    </style:style>
    <style:style style:name="co47" style:family="table-column">
      <style:table-column-properties fo:break-before="auto" style:column-width="8.373cm"/>
    </style:style>
    <style:style style:name="co48" style:family="table-column">
      <style:table-column-properties fo:break-before="auto" style:column-width="2.041cm"/>
    </style:style>
    <style:style style:name="co49" style:family="table-column">
      <style:table-column-properties fo:break-before="auto" style:column-width="11.506cm"/>
    </style:style>
    <style:style style:name="co50" style:family="table-column">
      <style:table-column-properties fo:break-before="auto" style:column-width="11.913cm"/>
    </style:style>
    <style:style style:name="co51" style:family="table-column">
      <style:table-column-properties fo:break-before="auto" style:column-width="7.183cm"/>
    </style:style>
    <style:style style:name="co52" style:family="table-column">
      <style:table-column-properties fo:break-before="auto" style:column-width="2.007cm"/>
    </style:style>
    <style:style style:name="co53" style:family="table-column">
      <style:table-column-properties fo:break-before="auto" style:column-width="10.717cm"/>
    </style:style>
    <style:style style:name="co54" style:family="table-column">
      <style:table-column-properties fo:break-before="auto" style:column-width="8.066cm"/>
    </style:style>
    <style:style style:name="co55" style:family="table-column">
      <style:table-column-properties fo:break-before="auto" style:column-width="11.606cm"/>
    </style:style>
    <style:style style:name="co56" style:family="table-column">
      <style:table-column-properties fo:break-before="auto" style:column-width="11.266cm"/>
    </style:style>
    <style:style style:name="co57" style:family="table-column">
      <style:table-column-properties fo:break-before="auto" style:column-width="6.569cm"/>
    </style:style>
    <style:style style:name="co58" style:family="table-column">
      <style:table-column-properties fo:break-before="auto" style:column-width="2.484cm"/>
    </style:style>
    <style:style style:name="co59" style:family="table-column">
      <style:table-column-properties fo:break-before="auto" style:column-width="5.921cm"/>
    </style:style>
    <style:style style:name="co60" style:family="table-column">
      <style:table-column-properties fo:break-before="auto" style:column-width="1.905cm"/>
    </style:style>
    <style:style style:name="co61" style:family="table-column">
      <style:table-column-properties fo:break-before="auto" style:column-width="13.884cm"/>
    </style:style>
    <style:style style:name="co62" style:family="table-column">
      <style:table-column-properties fo:break-before="auto" style:column-width="5.99cm"/>
    </style:style>
    <style:style style:name="co63" style:family="table-column">
      <style:table-column-properties fo:break-before="auto" style:column-width="3.267cm"/>
    </style:style>
    <style:style style:name="co64" style:family="table-column">
      <style:table-column-properties fo:break-before="auto" style:column-width="3.233cm"/>
    </style:style>
    <style:style style:name="co65" style:family="table-column">
      <style:table-column-properties fo:break-before="auto" style:column-width="7.93cm"/>
    </style:style>
    <style:style style:name="co66" style:family="table-column">
      <style:table-column-properties fo:break-before="auto" style:column-width="5.583cm"/>
    </style:style>
    <style:style style:name="co67" style:family="table-column">
      <style:table-column-properties fo:break-before="auto" style:column-width="1.974cm"/>
    </style:style>
    <style:style style:name="co68" style:family="table-column">
      <style:table-column-properties fo:break-before="auto" style:column-width="9.53cm"/>
    </style:style>
    <style:style style:name="co69" style:family="table-column">
      <style:table-column-properties fo:break-before="auto" style:column-width="8.271cm"/>
    </style:style>
    <style:style style:name="co70" style:family="table-column">
      <style:table-column-properties fo:break-before="auto" style:column-width="1.803cm"/>
    </style:style>
    <style:style style:name="co71" style:family="table-column">
      <style:table-column-properties fo:break-before="auto" style:column-width="10.347cm"/>
    </style:style>
    <style:style style:name="co72"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741cm" fo:break-before="auto" style:use-optimal-row-height="true"/>
    </style:style>
    <style:style style:name="ro18" style:family="table-row">
      <style:table-row-properties style:row-height="1.316cm" fo:break-before="auto" style:use-optimal-row-height="true"/>
    </style:style>
    <style:style style:name="ro19" style:family="table-row">
      <style:table-row-properties style:row-height="4.292cm" fo:break-before="auto" style:use-optimal-row-height="true"/>
    </style:style>
    <style:style style:name="ro20" style:family="table-row">
      <style:table-row-properties style:row-height="7.437cm" fo:break-before="auto" style:use-optimal-row-height="false"/>
    </style:style>
    <style:style style:name="ro21" style:family="table-row">
      <style:table-row-properties style:row-height="2.579cm" fo:break-before="auto" style:use-optimal-row-height="true"/>
    </style:style>
    <style:style style:name="ro22" style:family="table-row">
      <style:table-row-properties style:row-height="9.499cm" fo:break-before="auto" style:use-optimal-row-height="true"/>
    </style:style>
    <style:style style:name="ro23" style:family="table-row">
      <style:table-row-properties style:row-height="0.467cm" fo:break-before="auto" style:use-optimal-row-height="true"/>
    </style:style>
    <style:style style:name="ro24" style:family="table-row">
      <style:table-row-properties style:row-height="1.508cm" fo:break-before="auto" style:use-optimal-row-height="true"/>
    </style:style>
    <style:style style:name="ro25" style:family="table-row">
      <style:table-row-properties style:row-height="1cm" fo:break-before="auto" style:use-optimal-row-height="true"/>
    </style:style>
    <style:style style:name="ro26" style:family="table-row">
      <style:table-row-properties style:row-height="1.02cm" fo:break-before="auto" style:use-optimal-row-height="true"/>
    </style:style>
    <style:style style:name="ro27" style:family="table-row">
      <style:table-row-properties style:row-height="1.997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24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ro35" style:family="table-row">
      <style:table-row-properties style:row-height="0.50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4.383cm" loext:decorative="false"/>
      <style:paragraph-properties style:writing-mode="lr-tb"/>
    </style:style>
    <style:style style:name="gr14"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6">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7">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5">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2.899cm" svg:height="1.799cm" svg:x="60.609cm" svg:y="9.544cm" draw:caption-point-x="-0.61cm" draw:caption-point-y="1.51cm">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2.899cm" svg:height="1.799cm" svg:x="60.609cm" svg:y="11.606cm" draw:caption-point-x="-0.61cm" draw:caption-point-y="1.51cm">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28">
          <table:table-cell/>
          <table:table-cell table:style-name="ce163" office:value-type="string" calcext:value-type="string">
            <office:annotation draw:style-name="gr4" svg:width="2.899cm" svg:height="1.799cm" svg:x="13.907cm" svg:y="13.198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28">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79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8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205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731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731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56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6">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8">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2.899cm" svg:height="1.799cm" svg:x="82.213cm" svg:y="3.259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28">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8">
          <table:table-cell/>
          <table:table-cell table:style-name="ce208" office:value-type="string" calcext:value-type="string">
            <office:annotation draw:style-name="gr6" svg:width="2.899cm" svg:height="2.176cm" svg:x="8.483cm" svg:y="4.852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28">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2.899cm" svg:height="1.799cm" svg:x="55.39cm" svg:y="6.975cm" draw:caption-point-x="-0.61cm" draw:caption-point-y="1.51cm">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2.899cm" svg:height="1.799cm" svg:x="55.39cm" svg:y="14.23cm" draw:caption-point-x="-0.61cm" draw:caption-point-y="1.51cm">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2.899cm" svg:height="1.799cm" svg:x="55.39cm" svg:y="15.282cm" draw:caption-point-x="-0.61cm" draw:caption-point-y="1.51cm">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2.899cm" svg:height="1.799cm" svg:x="61.481cm" svg:y="4.905cm" draw:caption-point-x="-0.61cm" draw:caption-point-y="1.51cm">
              <dc:creator>Andreas Reichel</dc:creator>
              <dc:date>2024-05-04T00:00: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43cm" draw:caption-point-x="-0.61cm" draw:caption-point-y="1.51cm">
              <dc:creator>Andreas Reichel</dc:creator>
              <dc:date>2024-05-04T00:00: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956cm" draw:caption-point-x="-0.61cm" draw:caption-point-y="1.51cm">
              <dc:creator>Andreas Reichel</dc:creator>
              <dc:date>2024-05-04T00:00: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2.899cm" svg:height="1.799cm" svg:x="61.481cm" svg:y="6.482cm" draw:caption-point-x="-0.61cm" draw:caption-point-y="1.51cm">
              <dc:creator>Andreas Reichel</dc:creator>
              <dc:date>2024-05-04T00:00: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6">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2.899cm" svg:height="1.799cm" svg:x="60.632cm" svg:y="22.104cm" draw:caption-point-x="-0.61cm" draw:caption-point-y="1.51cm">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2.899cm" svg:height="1.799cm" svg:x="60.632cm" svg:y="26.772cm" draw:caption-point-x="-0.61cm" draw:caption-point-y="1.51cm">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2.899cm" svg:height="1.799cm" svg:x="60.632cm" svg:y="27.297cm" draw:caption-point-x="-0.61cm" draw:caption-point-y="1.51cm">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6">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6">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6">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6">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6">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6">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7">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6">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6">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6">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7">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0"/>
        <table:table-column table:style-name="co53" table:default-cell-style-name="ce117"/>
        <table:table-column table:style-name="co2" table:default-cell-style-name="ce240"/>
        <table:table-column table:style-name="co54" table:default-cell-style-name="ce117"/>
        <table:table-column table:style-name="co55" table:default-cell-style-name="ce240"/>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168"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184"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168"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184"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184"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184"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184"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168"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168"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208"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208"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208"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208"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6">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168"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208"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184" office:value-type="string" calcext:value-type="string">
            <office:annotation draw:style-name="gr6" svg:width="2.899cm" svg:height="2.176cm" svg:x="54.3cm" svg:y="13.735cm" draw:caption-point-x="-0.61cm" draw:caption-point-y="1.51cm">
              <dc:creator>Andreas Reichel</dc:creator>
              <dc:date>2024-05-04T00:00:00</dc:date>
              <text:p>collides with TRUNC for date since its not overloaded in DuckDB</text:p>
            </office:annotation>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208"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168"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208"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208"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63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208"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8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168"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208"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4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184"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208"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184"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208"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208"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184"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208"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184"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208"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208"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208"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208"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208"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184"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208"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184"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101"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208"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184"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184"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2.899cm" svg:height="4.583cm" svg:x="57.738cm" svg:y="4.305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208"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2.899cm" svg:height="1.799cm" svg:x="57.738cm" svg:y="4.831cm" draw:caption-point-x="-0.61cm" draw:caption-point-y="1.51cm">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208"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208"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2.899cm" svg:height="1.799cm" svg:x="57.738cm" svg:y="5.882cm" draw:caption-point-x="-0.61cm" draw:caption-point-y="1.51cm">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168"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2.899cm" svg:height="4.583cm" svg:x="57.738cm" svg:y="6.408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208"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2.899cm" svg:height="1.799cm" svg:x="57.738cm" svg:y="6.933cm" draw:caption-point-x="-0.61cm" draw:caption-point-y="1.51cm">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168"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168"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168"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168"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168"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168"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208"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208" office:value-type="string" calcext:value-type="string">
            <office:annotation draw:style-name="gr4" svg:width="2.899cm" svg:height="1.799cm" svg:x="34.08cm" svg:y="12.087cm" draw:caption-point-x="-0.61cm" draw:caption-point-y="1.51cm">
              <dc:creator>Andreas Reichel</dc:creator>
              <dc:date>2024-05-05T00:00:00</dc:date>
              <text:p>does not work for arrays</text:p>
            </office:annotation>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208" office:value-type="string" calcext:value-type="string">
            <office:annotation draw:style-name="gr4" svg:width="2.899cm" svg:height="1.799cm" svg:x="34.08cm" svg:y="12.613cm" draw:caption-point-x="-0.61cm" draw:caption-point-y="1.51cm">
              <dc:creator>Andreas Reichel</dc:creator>
              <dc:date>2024-05-05T00:00:00</dc:date>
              <text:p>does not work for arrays</text:p>
            </office:annotation>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208"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101"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168"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168"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208"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208"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184"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208"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208"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208"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168"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168"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168"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208"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168" office:value-type="string" calcext:value-type="string">
            <office:annotation draw:style-name="gr4" svg:width="2.899cm" svg:height="1.799cm" svg:x="34.08cm" svg:y="26.006cm" draw:caption-point-x="-0.61cm" draw:caption-point-y="1.51cm">
              <dc:creator>Andreas Reichel</dc:creator>
              <dc:date>2024-05-05T00:00:00</dc:date>
              <text:p>seems to be an alias on CHARINDEX</text:p>
            </office:annotation>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208"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208"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168"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208"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168"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101"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168" office:value-type="string" calcext:value-type="string">
            <office:annotation draw:style-name="gr4" svg:width="2.899cm" svg:height="1.799cm" svg:x="34.08cm" svg:y="31.211cm" draw:caption-point-x="-0.61cm" draw:caption-point-y="1.51cm">
              <dc:creator>Andreas Reichel</dc:creator>
              <dc:date>2024-05-05T00:00:00</dc:date>
              <text:p>seems to be an Alias for CHARINDEX</text:p>
            </office:annotation>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208"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6">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208"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168"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168"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2.899cm" svg:height="1.799cm" svg:x="9.164cm" svg:y="34.333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168"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2.899cm" svg:height="1.799cm" svg:x="9.164cm" svg:y="35.33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168"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168"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2" office:value-type="string" calcext:value-type="string">
            <office:annotation draw:style-name="gr4" svg:width="2.899cm" svg:height="1.799cm" svg:x="34.08cm" svg:y="38.373cm" draw:caption-point-x="-0.61cm" draw:caption-point-y="1.51cm">
              <dc:creator>Andreas Reichel</dc:creator>
              <dc:date>2024-05-06T01:03:00</dc:date>
              <text:p>Position not supported</text:p>
            </office:annotation>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2" office:value-type="string" calcext:value-type="string">
            <office:annotation draw:style-name="gr4" svg:width="2.899cm" svg:height="1.799cm" svg:x="34.08cm" svg:y="40.496cm" draw:caption-point-x="-0.61cm" draw:caption-point-y="1.51cm">
              <dc:creator>Andreas Reichel</dc:creator>
              <dc:date>2024-05-06T01:19:00</dc:date>
              <text:p>ARRAYs not supported</text:p>
            </office:annotation>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184"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184"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5">
          <table:table-cell/>
          <table:table-cell table:style-name="ce57"/>
          <table:table-cell table:style-name="ce87"/>
          <table:table-cell table:style-name="ce182" office:value-type="string" calcext:value-type="string">
            <office:annotation draw:style-name="gr4" svg:width="2.899cm" svg:height="1.799cm" svg:x="34.08cm" svg:y="44.744cm" draw:caption-point-x="-0.61cm" draw:caption-point-y="1.51cm">
              <dc:creator>Andreas Reichel</dc:creator>
              <dc:date>2024-05-06T01:30:00</dc:date>
              <text:p>only 256bit supported</text:p>
            </office:annotation>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4"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182" office:value-type="string" calcext:value-type="string">
            <office:annotation draw:style-name="gr4" svg:width="2.899cm" svg:height="1.799cm" svg:x="34.08cm" svg:y="46.307cm" draw:caption-point-x="-0.61cm" draw:caption-point-y="1.51cm">
              <dc:creator>Andreas Reichel</dc:creator>
              <dc:date>2024-05-06T01:46:00</dc:date>
              <text:p>LIMIT not supported</text:p>
            </office:annotation>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5">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6">00/00/0000</text:date>, <text:time style:data-style-name="N2" text:time-value="00:05:24.10594526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06T02:03:56.880896669</dc:date>
    <dc:creator>Andreas Reichel</dc:creator>
    <meta:editing-duration>P7DT7H41M13S</meta:editing-duration>
    <meta:editing-cycles>214</meta:editing-cycles>
    <meta:generator>LibreOffice/24.2.2.2$Linux_X86_64 LibreOffice_project/0c67cb584487b61d2f89348928c8042c712a8ab6</meta:generator>
    <meta:document-statistic meta:table-count="20" meta:cell-count="4240" meta:object-count="0"/>
  </office:meta>
</office:document-meta>
</file>